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Joshua Zeitz, Jason Schneider and Nick Hornby all discuss how Bruce Springsteen is iconic and representative of a generation, but set out to do so in varying ways. Zeitz chooses to analyze the era in which Springsteen's music was created. By drawing parallels between the opinions of era and ideas in Springsteen's work, Zeitz explores how Springsteen is representative of the feelings of the people during that era. His arguments are valid, but one-sided, tending to idolize Springsteen to the point where he criticizes the analysis of critics of the time. Broad and matter-of-fact statements such as “Springsteen embodied the lost 70's” leave little room for alternative arguments. Schneider's work stands in stark contrast to Zeitz's. Schneider begins his argument by acknowledging the existence of multiple viewpoints about Springsteen. In fact, this is central to his argument; “to call any piece of art misinterpreted is to assume that there might be right or wrong understandings of artworks.” Unlike Zeitz, Schneider works largely with the song itself in developing his ideas all the while paying close attention to the apparent duality of the lyrics. This creates a more balanced argument than Zeitz's and seems to be less biased. The last article, by Hornby, is almost entirely different to both Zeitz's and Schneider's. To start, it is written very informally. Hornby spends much of the article talking about his personal experiences with Springsteen's work and his opinions on it. However, this does not mean it is devoid of anything relevant. By demonstrating how Springsteen's songs applied to him and what they meant to him, Hornby provides an excellent example of how Springsteen affected the people of the 70's, providing support to Zeitz's work. Additionally, he raises an interesting point on how the opinions on a work can change overnight even though the work itself has not changed. He does not explore this idea, but it relates closely to Schneider's analysis of the varying viewpoints on Springsteen's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08-26T22:28:53.23</meta:creation-date>
    <dc:date>2015-08-27T09:32:39.99</dc:date>
    <dc:creator>Robert Ritchie</dc:creator>
    <meta:editing-duration>PT6M35S</meta:editing-duration>
    <meta:editing-cycles>2</meta:editing-cycles>
    <meta:generator>OpenOffice/4.1.1$Win32 OpenOffice.org_project/411m6$Build-9775</meta:generator>
    <meta:document-statistic meta:table-count="0" meta:image-count="0" meta:object-count="0" meta:page-count="1" meta:paragraph-count="1" meta:word-count="325" meta:character-count="2032"/>
  </office:meta>
</office:document-meta>
</file>